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5c0910" officeooo:paragraph-rsid="005c0910"/>
    </style:style>
    <style:style style:name="P2" style:family="paragraph" style:parent-style-name="Footnote">
      <style:text-properties officeooo:rsid="005c4d8d" officeooo:paragraph-rsid="005c4d8d"/>
    </style:style>
    <style:style style:name="P3" style:family="paragraph" style:parent-style-name="Text_20_body">
      <style:text-properties officeooo:paragraph-rsid="005c4d8d"/>
    </style:style>
    <style:style style:name="P4" style:family="paragraph" style:parent-style-name="Text_20_body" style:list-style-name="L1"/>
    <style:style style:name="P5" style:family="paragraph" style:parent-style-name="Text_20_body">
      <style:text-properties style:font-name="DejaVu Sans" fo:font-size="8pt" fo:font-weight="normal" officeooo:paragraph-rsid="005c4d8d" style:font-size-asian="8pt" style:font-weight-asian="normal" style:font-size-complex="8pt" style:font-weight-complex="normal"/>
    </style:style>
    <style:style style:name="T1" style:family="text">
      <style:text-properties officeooo:rsid="004d657b"/>
    </style:style>
    <style:style style:name="T2" style:family="text">
      <style:text-properties officeooo:rsid="0051d68b"/>
    </style:style>
    <style:style style:name="T3" style:family="text">
      <style:text-properties officeooo:rsid="002d499a"/>
    </style:style>
    <style:style style:name="T4" style:family="text">
      <style:text-properties officeooo:rsid="00349f14"/>
    </style:style>
    <style:style style:name="T5" style:family="text">
      <style:text-properties officeooo:rsid="0039386c"/>
    </style:style>
    <style:style style:name="T6" style:family="text">
      <style:text-properties officeooo:rsid="00336e84"/>
    </style:style>
    <style:style style:name="T7" style:family="text">
      <style:text-properties officeooo:rsid="002b8418"/>
    </style:style>
    <style:style style:name="T8" style:family="text">
      <style:text-properties officeooo:rsid="00553939"/>
    </style:style>
    <style:style style:name="T9" style:family="text">
      <style:text-properties officeooo:rsid="00480334"/>
    </style:style>
    <style:style style:name="T10" style:family="text">
      <style:text-properties officeooo:rsid="0033bfdd"/>
    </style:style>
    <style:style style:name="T11" style:family="text">
      <style:text-properties officeooo:rsid="00564bf3"/>
    </style:style>
    <style:style style:name="T12" style:family="text">
      <style:text-properties officeooo:rsid="003c3739"/>
    </style:style>
    <style:style style:name="T13" style:family="text">
      <style:text-properties officeooo:rsid="0046f63d" fo:background-color="transparent" loext:char-shading-value="0"/>
    </style:style>
    <style:style style:name="T14" style:family="text">
      <style:text-properties officeooo:rsid="0050bdb9" fo:background-color="transparent" loext:char-shading-value="0"/>
    </style:style>
    <style:style style:name="T15" style:family="text">
      <style:text-properties officeooo:rsid="00564bf3" fo:background-color="transparent" loext:char-shading-value="0"/>
    </style:style>
    <style:style style:name="T16" style:family="text">
      <style:text-properties officeooo:rsid="004a556d"/>
    </style:style>
    <style:style style:name="T17" style:family="text">
      <style:text-properties officeooo:rsid="0029e8f7"/>
    </style:style>
    <style:style style:name="T18" style:family="text">
      <style:text-properties officeooo:rsid="0031af0d"/>
    </style:style>
    <style:style style:name="T19" style:family="text">
      <style:text-properties officeooo:rsid="005661f7"/>
    </style:style>
    <style:style style:name="T20" style:family="text">
      <style:text-properties officeooo:rsid="003e6922"/>
    </style:style>
    <style:style style:name="T21" style:family="text">
      <style:text-properties style:font-name="Times New Roman" fo:font-size="12pt" fo:language="en" fo:country="US" style:font-size-asian="12pt" style:font-size-complex="12pt"/>
    </style:style>
    <style:style style:name="T22" style:family="text">
      <style:text-properties style:font-name="Times New Roman" fo:font-size="12pt" fo:language="en" fo:country="US" officeooo:rsid="003e6922" style:font-size-asian="12pt" style:font-size-complex="12pt"/>
    </style:style>
    <style:style style:name="T23" style:family="text">
      <style:text-properties style:font-name="Times New Roman" fo:font-size="12pt" fo:language="en" fo:country="US" officeooo:rsid="0029e8f7" style:font-size-asian="12pt" style:font-size-complex="12pt"/>
    </style:style>
    <style:style style:name="T24" style:family="text">
      <style:text-properties style:font-name="Times New Roman" fo:font-size="12pt" fo:language="en" fo:country="US" officeooo:rsid="005661f7" style:font-size-asian="12pt" style:font-size-complex="12pt"/>
    </style:style>
    <style:style style:name="T25" style:family="text">
      <style:text-properties style:font-name="Times New Roman" fo:font-size="12pt" fo:language="en" fo:country="US" officeooo:rsid="002b8418" style:font-size-asian="12pt" style:font-size-complex="12pt"/>
    </style:style>
    <style:style style:name="T26" style:family="text">
      <style:text-properties style:font-name="Times New Roman" fo:font-size="12pt" fo:language="en" fo:country="US" officeooo:rsid="003cbdfb" style:font-size-asian="12pt" style:font-size-complex="12pt"/>
    </style:style>
    <style:style style:name="T27" style:family="text">
      <style:text-properties style:font-name="Times New Roman" fo:font-size="12pt" fo:language="en" fo:country="US" fo:font-weight="bold" style:font-size-asian="12pt" style:font-weight-asian="bold" style:font-size-complex="12pt" style:font-weight-complex="bold"/>
    </style:style>
    <style:style style:name="T28" style:family="text">
      <style:text-properties style:font-name="Times New Roman" fo:font-size="12pt" fo:language="en" fo:country="US" fo:font-weight="bold" officeooo:rsid="002b8418" style:font-size-asian="12pt" style:font-weight-asian="bold" style:font-size-complex="12pt" style:font-weight-complex="bold"/>
    </style:style>
    <style:style style:name="T29" style:family="text">
      <style:text-properties style:font-name="Times New Roman" fo:font-size="12pt" fo:language="en" fo:country="US" fo:font-weight="bold" officeooo:rsid="003cbdfb" style:font-size-asian="12pt" style:font-weight-asian="bold" style:font-size-complex="12pt" style:font-weight-complex="bold"/>
    </style:style>
    <style:style style:name="T30" style:family="text">
      <style:text-properties officeooo:rsid="00305313"/>
    </style:style>
    <style:style style:name="T31" style:family="text">
      <style:text-properties officeooo:rsid="00381954"/>
    </style:style>
    <style:style style:name="T32" style:family="text">
      <style:text-properties officeooo:rsid="003cbdfb"/>
    </style:style>
    <style:style style:name="T33" style:family="text">
      <style:text-properties officeooo:rsid="0040890f"/>
    </style:style>
    <style:style style:name="T34" style:family="text">
      <style:text-properties officeooo:rsid="004485ea"/>
    </style:style>
    <style:style style:name="T35" style:family="text">
      <style:text-properties officeooo:rsid="0045f592"/>
    </style:style>
    <style:style style:name="T36" style:family="text">
      <style:text-properties officeooo:rsid="004d6bd1"/>
    </style:style>
    <style:style style:name="T37" style:family="text">
      <style:text-properties officeooo:rsid="0050bdb9"/>
    </style:style>
    <style:style style:name="T38" style:family="text">
      <style:text-properties officeooo:rsid="001e4adb"/>
    </style:style>
    <style:style style:name="T39" style:family="text">
      <style:text-properties officeooo:rsid="005b0bc6"/>
    </style:style>
    <style:style style:name="T40" style:family="text">
      <style:text-properties fo:language="en" fo:country="US"/>
    </style:style>
    <style:style style:name="T41" style:family="text">
      <style:text-properties fo:font-weight="bold" style:font-weight-asian="bold" style:font-weight-complex="bold"/>
    </style:style>
    <style:style style:name="T42" style:family="text">
      <style:text-properties officeooo:rsid="005c4d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4">If not us, w</text:span>ho <text:span text:style-name="T20">stores and </text:span>owns <text:span text:style-name="T34">our data</text:span>? </text:h>
      <text:p text:style-name="Standard"><text:span text:style-name="T37">% BY: </text:span>Fieke Jansen, Tactical Tech</text:p>
      <text:p text:style-name="Text_20_body"/>
      <text:p text:style-name="Text_20_body">In October 2015 the European Court of Justice ruled that <text:span text:style-name="T2">the </text:span>Safe Harbor <text:span text:style-name="T1">agreement was</text:span> invalid. <text:span text:style-name="T1">This agreement enabled American companies that comply with European data protection law</text:span> <text:span text:style-name="T1">to transfer and store data of European citizens.</text:span> <text:span text:style-name="T1">Under the American Patriot Act this allowed US authorities to gain routine access to the online data of Europeans stored with American companies</text:span>, which <text:span text:style-name="T1">according to the European Court</text:span> infring<text:span text:style-name="T1">ed</text:span> on <text:span text:style-name="T1">the privacy of </text:span>EU citizens<text:note text:id="ftn0" text:note-class="footnote"><text:note-citation>1</text:note-citation><text:note-body><text:p text:style-name="P1">Powles, J. Tech companies like Facebook not above the law, says Max Schrems http://www.theguardian.com/technology/2015/oct/09/facebook-data-privacy-max-schrems-european-court-of-justice</text:p></text:note-body></text:note>. Th<text:span text:style-name="T36">ese jurisdictional issues around data</text:span> <text:span text:style-name="T36">stem from the fact that </text:span>individual<text:span text:style-name="T36">s</text:span> no longer own or store the<text:span text:style-name="T36">ir</text:span> <text:span text:style-name="T36">data</text:span>, <text:span text:style-name="T2">that </text:span>third parties have become the data holders. The question we try to answer in this article is how do we lose control of our own data, where is <text:span text:style-name="T31">it </text:span>saved if it is no <text:span text:style-name="T31">longer</text:span> in our immediate surroundings, and what can <text:span text:style-name="T31">be done</text:span> to reclaim some control over our data?</text:p>
      <text:h text:style-name="Heading_20_2" text:outline-level="2">How <text:span text:style-name="T4">do we loose control over our </text:span>data?</text:h>
      <text:p text:style-name="Text_20_body"><text:span text:style-name="T31">O</text:span>ur devices – computers, mobile phones, and tablets – are constantly telling others where <text:span text:style-name="T31">we</text:span> are <text:span text:style-name="T3">and what we are doing</text:span>. <text:span text:style-name="T31">M</text:span>obile phone<text:span text:style-name="T2">s</text:span> in particular <text:span text:style-name="T31">are</text:span> very effective tracking device<text:span text:style-name="T2">s</text:span>: Where <text:span text:style-name="T31">we</text:span> go, it goes, and it records our location all the time – even even when <text:span text:style-name="T31">we</text:span>'re not connected to the <text:span text:style-name="T2">I</text:span>nternet. <text:span text:style-name="T3">It also collects information about our contacts, which websites we visit, and the apps we use.</text:span></text:p>
      <text:p text:style-name="Text_20_body"><text:span text:style-name="T31">This might sound abstract, so l</text:span>ets take a closer look at location data. Location collected over time can tell a surprisingly full story about who <text:span text:style-name="T31">we</text:span> are and what our life looks like. <text:span text:style-name="T4">Location data can predict where we live and work by analyzing where our phone sleeps at night and rests during the day</text:span><text:span text:style-name="T4"><text:note text:id="ftn1" text:note-class="footnote"><text:note-citation>2</text:note-citation><text:note-body><text:p text:style-name="P2">Location tracking, Me and My Shadow https://myshadow.org/location-tracking</text:p></text:note-body></text:note></text:span><text:span text:style-name="T4">. Subsequently, if </text:span>location data <text:span text:style-name="T4">is layered </text:span>with other data like Google maps, a company <text:span text:style-name="T5">that has access to location data</text:span> can tell where <text:span text:style-name="T5">we</text:span> have been: <text:span text:style-name="T2">whether</text:span> <text:span text:style-name="T5">we visited</text:span> the doctor, which <text:span text:style-name="T5">restaurants we have visited frequently,</text:span> and even <text:span text:style-name="T2">whether</text:span> <text:span text:style-name="T5">we</text:span> are part of a political organization. When location data is layered with time and data, <text:span text:style-name="T6">the location can be linked to public events, which can tell something about participation in</text:span> protests, <text:span text:style-name="T6">the attendance of</text:span> <text:span text:style-name="T6">a </text:span>concert or festival or even <text:span text:style-name="T9">a visit to specific </text:span>support group. Now imagine a company has access not only to our <text:span text:style-name="T2">own </text:span>location data, but <text:span text:style-name="T2">also to that of </text:span>all our friends and family. Putting these locations together can give insight into <text:span text:style-name="T6">who was in a room</text:span> <text:span text:style-name="T9">together at what time</text:span>, <text:span text:style-name="T2">and </text:span>from this social graphs<text:note text:id="ftn2" text:note-class="footnote"><text:note-citation>3</text:note-citation><text:note-body><text:p text:style-name="P2">Chatterjee, S. and Anderson, I. Building a Location Based Social Graph in Spark at InMobi https://spark-summit.org/2015/events/building-a-location-based-social-graph-in-spark-at-inmobi/</text:p></text:note-body></text:note> <text:span text:style-name="T6">are built</text:span> to identify what type of <text:span text:style-name="T6">social </text:span>relationships exist between people. <text:s/></text:p>
      <text:p text:style-name="Text_20_body"><text:span text:style-name="T5">Another common form of data collection happens in the browser, which provides companies with insights into our interests, likes and behavior. Most, if not all, websites have third party trackers included in them. The visible trackers are the Facebook like button, Twitter bird and even the advertising on the page. T</text:span>he<text:span text:style-name="T6">se third party trackers</text:span> <text:span text:style-name="T6">are </text:span>companies <text:span text:style-name="T6">that are</text:span> <text:span text:style-name="T5">separate</text:span> <text:span text:style-name="T8">from</text:span> the website, <text:span text:style-name="T5">companies that offer the website specific services like advertising, analysis and social media share </text:span><text:soft-page-break/><text:span text:style-name="T5">options.</text:span> <text:span text:style-name="T6">The purpose of data collection in the browser is for </text:span>companies to <text:span text:style-name="T6">collect data and</text:span> build up a profile<text:note text:id="ftn3" text:note-class="footnote"><text:note-citation>4</text:note-citation><text:note-body><text:p text:style-name="P2">Miljanovic, M. Profiling: glass data masks we wear unknowingly. Me and My Shadow https://myshadow.org/profiling-glass-data-masks-we-wear-unknowingly</text:p></text:note-body></text:note> of who <text:span text:style-name="T5">we</text:span> are: <text:span text:style-name="T5">age</text:span>, <text:span text:style-name="T5">gender,</text:span> where <text:span text:style-name="T5">we</text:span> live, what <text:span text:style-name="T5">we</text:span> read, and what <text:span text:style-name="T5">we</text:span>'re interested in. This information can then be packaged and sold to others: advertisers, other companies, or governments.</text:p>
      <text:p text:style-name="Text_20_body"><text:span text:style-name="T4">Is the omnipresence of devices in our everyday life and the convenience of specific tools and services the sole reason that control is lost over personal data? No, data creation is more complicated then that. Data is created by us as a prerequisite for using a service – think of the data needed to register for Facebook or Gmail. Location and browser data is created when we interact with our devices. Other people tag us in social media. There are also more subtle ways</text:span><text:span text:style-name="T4"><text:note text:id="ftn4" text:note-class="footnote"><text:note-citation>5</text:note-citation><text:note-body><text:p text:style-name="P2">Sptiz, M. (2014). Was macht ihr mit meinen Daten? Woffmann und Camp</text:p></text:note-body></text:note></text:span><text:span text:style-name="T4"> to create data about us. When we register for specific </text:span>government, <text:span text:style-name="T7">financial and social services, name, tax number, income, address and other data are required. When we move within and between cities, CCTV cameras and public transport systems are logging movements. Buying a plane ticket requires entering personal data and payment information into a website, which is shared at least with the airline and border police. <text:s/></text:span></text:p>
      <text:p text:style-name="Text_20_body"><text:span text:style-name="T8">What is even more invisible is </text:span>data about us <text:span text:style-name="T9">that</text:span> is inferred from other data. Data brokering companies create group profiles<text:note text:id="ftn5" text:note-class="footnote"><text:note-citation>6</text:note-citation><text:note-body><text:p text:style-name="P2">Miljanovic, M. Profiling: glass data masks we wear unknowingly. Me and My Shadow https://myshadow.org/profiling-glass-data-masks-we-wear-unknowingly</text:p></text:note-body></text:note> on the basis of shared characteristics, based on social media networks, location data and/or browsing behavior. Our individual profiles can get tied to one or more group profiles, binding the group characteristics (d<text:span text:style-name="T35">ata</text:span> traces) to us. <text:span text:style-name="T10">These group characteristics then become part of our individual profile, which can determine our credit rating, type of advertising and offers we receive. The problem is that we have </text:span>no control <text:span text:style-name="T10">over which </text:span>group profiles <text:span text:style-name="T20">we</text:span> belong to, nor what inferred data traces are created <text:span text:style-name="T10">and added to our individual profile</text:span>. <text:s/></text:p>
      <text:p text:style-name="Text_20_body"><text:span text:style-name="T9">Complicated? L</text:span>et's take a fictional person, Renata, <text:span text:style-name="T9">to understand inferred data</text:span>. Renata lives in Rio de Janeiro, and spends most weekdays studying at the Universidad Federal. Her phone reports her location from there. On Friday and Saturday night, however, her phone reports back from the area Santa Teresa until around 4am, before returning to the location where it normally 'sleeps' (Renata's home on Rue Bento Lisboa). A data brokering company knows that many people who study at the Universidad Federal and go out in Santa Teresa also browse for vegetarian recipes and search for the latest rock concert. Based on Renata's movements, the company decides that she fits the profile of this group and labels her as a vegetarian rock-music fan.</text:p>
      <text:h text:style-name="Heading_20_2" text:outline-level="2">Why is all this data collected?</text:h>
      <text:p text:style-name="P3"><text:span text:style-name="T11">'Data is the new oil.' It does not matter whether this analogy is accurate. The truth is that there is a multi-billion-dollar data industry making money from our data. In the data industry companies range</text:span> from data collect<text:span text:style-name="T5">ors</text:span>, data cleaners, data sellers, <text:span text:style-name="T11">all the way</text:span> <text:span text:style-name="T5">to </text:span>attention sellers. Most of these companies have names <text:span text:style-name="T33">we</text:span> have probably never heard of, <text:span text:style-name="T11">such as </text:span>Acxiom, AdSquirt, Rubicon, Comm<text:span text:style-name="T5">S</text:span>core and DoubleClick, <text:span text:style-name="T11">whereas </text:span>other<text:span text:style-name="T11">s</text:span> are companies <text:span text:style-name="T33">we</text:span> <text:span text:style-name="T30">might </text:span>use <text:span text:style-name="T30">on a daily basis</text:span>, <text:span text:style-name="T11">such as </text:span>Google, Facebook, Linkedin and OkCupid. <text:span text:style-name="T12">However, all these companies make money on data that is collected about us. </text:span></text:p>
      <text:p text:style-name="P3"><text:soft-page-break/><text:span text:style-name="T13">As a response to </text:span><text:span text:style-name="T15">an in-depth investigation by </text:span><text:span text:style-name="T13">the Federal Trade Commission (FTC) into the data broker industry</text:span><text:span text:style-name="T13"><text:note text:id="ftn6" text:note-class="footnote"><text:note-citation>7</text:note-citation><text:note-body><text:p text:style-name="P2">EFF. Data Broker Acxiom Launches Transparency Tool, But Consumers Still Lack Control https://www.eff.org/pt-br/deeplinks/2013/09/data-broker-acxiom-launches-transparency-tool-consumers-lack-control</text:p></text:note-body></text:note></text:span><text:span text:style-name="T14">, </text:span><text:span text:style-name="T5">the oldest and one of the biggest data brokers in the US, Acxiom, gave people access to their personal data. Acxiom opened a website</text:span><text:span text:style-name="T5"><text:note text:id="ftn7" text:note-class="footnote"><text:note-citation>8</text:note-citation><text:note-body><text:p text:style-name="P2">https://aboutthedata.com/</text:p></text:note-body></text:note></text:span><text:span text:style-name="T5"> that gave US citizens, after some bureaucratic processes, the ability to see, change and remove their data. In many instances US citizen who gained access to their Acxiom profile did not delete their data but changed it so that it would represent them better. This action moved them from being Acxiom's product to becoming free labor for the company</text:span><text:span text:style-name="T5"><text:note text:id="ftn8" text:note-class="footnote"><text:note-citation>9</text:note-citation><text:note-body><text:p text:style-name="P2">Keen, A. (2015). Why the internet is not the answer. Atlantic Monthly</text:p></text:note-body></text:note></text:span><text:span text:style-name="T5"> by making Acxiom's data sets more accurate and thus more valuable.</text:span></text:p>
      <text:p text:style-name="P3">If our data is not saved by us but by the data industry, where is it? This is not very exciting: it is safe to assume that our data is stored in data centers all around the world. Our data is stored by multiple companies, and large commercial <text:span text:style-name="T11">corporations</text:span> like Google or Facebook do not store it in one location. <text:span text:style-name="T11">T</text:span>hese companies cop<text:span text:style-name="T11">y</text:span> and store it in multiple locations. Individuals can only delete this data if the company gives them permission to do <text:span text:style-name="T11">so</text:span>. </text:p>
      <text:h text:style-name="Heading_20_2" text:outline-level="2"><text:span text:style-name="T40">What can we do to control our data?</text:span></text:h>
      <text:p text:style-name="Text_20_body">The friction in increasing privacy and digital security as an individual is that companies and governments are becoming more and more sophisticated <text:span text:style-name="T11">about collecting</text:span>, analyzing and storing data, while we, the user<text:span text:style-name="T11">s,</text:span> are made responsible for protecting our data with strategies and tools that only cover part of our digital <text:span text:style-name="T32">traces</text:span>. This does not mean that we should not do anything, but <text:span text:style-name="T35">it does mean that </text:span>we can only make it <text:span text:style-name="T11">a little less</text:span> bad <text:span text:style-name="T35">and that all measures will have an expiration data.</text:span></text:p>
      <text:p text:style-name="Text_20_body">The first steps to increase our privacy and take control of our data are actually surprisingly easy. Be aware of what is collected, where and who has access to it (other people, companies or governments), make choices about what d<text:span text:style-name="T16">ata</text:span> <text:span text:style-name="T32">we</text:span> want to keep private and which <text:span text:style-name="T16">data</text:span> <text:span text:style-name="T32">we</text:span> are comfortable sharing with others. <text:span text:style-name="T32">Try the following steps:</text:span> </text:p>
      <text:list xml:id="list6572841907749514451" text:style-name="L1">
        <text:list-item>
          <text:p text:style-name="P4">Give as little data as possible. <text:span text:style-name="T17">When we open a new email, social media or online shopping account or register for an event or a website or book a flight, several data pieces are requested. Limit the amount of data shared with companies by taking a critical look at the necessity of providing data for the use of a tool or service. Is this really necessary and or are there other ways? For instance, Twitter does not have a real name policy and enables people to create an account using a fake name with a random picture. However, the service still asks for an email address and mobile phone number. There is another way, though, because registering in the browser only requires an email account and not a phone number. Creating an anonymous email account is much easier than having an anonymous phone number.</text:span></text:p>
        </text:list-item>
        <text:list-item>
          <text:p text:style-name="P4"><text:span text:style-name="T17">Block tracking in the browser. </text:span>There are some very effective bits of software <text:span text:style-name="T32">that</text:span> block trackers, encrypt website connections, or stop spying ads from running – all of which can make a big difference to our privacy. <text:span text:style-name="T18">Apple recently allowed ad blocker in the App Store, enabling us to block third party trackers in the browser on our phones. Don't forget to clear the browser history and clear all cookies on a regular 'daily' basis.</text:span></text:p>
        </text:list-item>
        <text:list-item>
          <text:p text:style-name="P4"><text:span text:style-name="T17">Play around with default settings. C</text:span>ommercial <text:span text:style-name="T19">Internet</text:span> service<text:span text:style-name="T19">s</text:span> <text:span text:style-name="T20">have privacy settings which are </text:span><text:soft-page-break/>often set to 'share as much as possible', but luckily this can usually be changed in <text:span text:style-name="T20">our</text:span> browser and on platforms like Facebook and Google. Remember that <text:span text:style-name="T20">by changing the default setting, we</text:span> are limiting the digital traces that will become public, <text:span text:style-name="T19">but </text:span>this does not mean the company <text:span text:style-name="T19">that</text:span> owns the platform will not collect it.</text:p>
        </text:list-item>
        <text:list-item>
          <text:p text:style-name="P4"><text:span text:style-name="T17">Have multiple identities. </text:span>Play with <text:span text:style-name="T20">separating your data profiles</text:span> by creat<text:span text:style-name="T19">ing</text:span> different identities for communicating with work, <text:span text:style-name="T20">family, </text:span>network <text:span text:style-name="T20">and</text:span> friends. <text:span text:style-name="T20">Try </text:span>creat<text:span text:style-name="T20">ing different</text:span> identities for online shopping or use different browsers when accessing <text:span text:style-name="T20">Amazon, Facebook, Twitter or Google</text:span>.</text:p>
        </text:list-item>
        <text:list-item>
          <text:p text:style-name="P4">Use alternative services. When we use commercial services for our email, chat apps, maps and file sharing, we share a lot of data with these compan<text:span text:style-name="T19">ies</text:span>. Using an alternative to these commercial services, will give us more control <text:span text:style-name="T19">over</text:span> who has access to this data. Find out <text:span text:style-name="T19">which</text:span> 'alternative' email service<text:span text:style-name="T19">s</text:span> exist<text:note text:id="ftn9" text:note-class="footnote"><text:note-citation>10</text:note-citation><text:note-body><text:p text:style-name="P2">https://myshadow.org/increase-your-privacy#alternatives </text:p></text:note-body></text:note>. </text:p>
        </text:list-item>
        <text:list-item>
          <text:p text:style-name="P4"><text:span text:style-name="T23">Don't forget the p</text:span><text:span text:style-name="T21">rivacy and digital security basics. </text:span><text:span text:style-name="T22">T</text:span><text:span text:style-name="T21">here's no such thing as 'perfect privacy' or 'perfect security', but there </text:span><text:span text:style-name="Emphasis"><text:span text:style-name="T21">are </text:span></text:span><text:span text:style-name="T21">a few simple things </text:span><text:span text:style-name="T22">we</text:span><text:span text:style-name="T21"> can do to keep our content, communications and web browsing more private and more secure. Keep our devices clean and healthy, use unique and strong password</text:span><text:span text:style-name="T24">s</text:span><text:span text:style-name="T21">, install HTTPS everywhere, anonymize </text:span><text:span text:style-name="T22">our </text:span><text:span text:style-name="T24">I</text:span><text:span text:style-name="T22">nternet</text:span><text:span text:style-name="T21"> connection using the Tor Browser.</text:span></text:p>
        </text:list-item>
      </text:list>
      <text:p text:style-name="Text_20_body">For more practical tips <text:span text:style-name="T19">on managing</text:span> <text:span text:style-name="T19">y</text:span>our data, please visit us at myshadow.org and securityinabox.org</text:p>
      <text:p text:style-name="Text_20_body"/>
      <text:p text:style-name="P5">% --Biography -------------------------------------</text:p>
      <text:p text:style-name="Text_20_body"><text:span text:style-name="T41">Fieke Jansen</text:span> <text:span text:style-name="T42">(NL)</text:span> is a researcher and writer who aims for more transparency <text:span text:style-name="T38">in</text:span> the global data industry. Currently she works as the Project Lead for the Politics of Data program at the Tactical Technology Collective, <text:span text:style-name="T7">which is an international organization dedicated to the use of information in activi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6:13:08.320398497</meta:creation-date>
    <dc:date>2015-12-06T18:15:53.675217709</dc:date>
    <meta:editing-duration>P4DT1H59M16S</meta:editing-duration>
    <meta:editing-cycles>46</meta:editing-cycles>
    <meta:generator>LibreOffice/4.2.8.2$Linux_X86_64 LibreOffice_project/420m0$Build-2</meta:generator>
    <meta:document-statistic meta:table-count="0" meta:image-count="0" meta:object-count="0" meta:page-count="4" meta:paragraph-count="36" meta:word-count="2007" meta:character-count="12500" meta:non-whitespace-character-count="10519"/>
  </office:meta>
</office:document-meta>
</file>